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96c7"/>
    </style:style>
    <style:style style:name="P2" style:family="paragraph" style:parent-style-name="Standard">
      <style:text-properties fo:font-weight="bold" officeooo:rsid="000437bf" officeooo:paragraph-rsid="001a96c7" style:font-weight-asian="bold" style:font-weight-complex="bold"/>
    </style:style>
    <style:style style:name="P3" style:family="paragraph" style:parent-style-name="Standard">
      <style:text-properties officeooo:rsid="000437bf" officeooo:paragraph-rsid="001a96c7"/>
    </style:style>
    <style:style style:name="P4" style:family="paragraph" style:parent-style-name="Standard" style:list-style-name="L1">
      <style:text-properties officeooo:paragraph-rsid="001a96c7"/>
    </style:style>
    <style:style style:name="P5" style:family="paragraph" style:parent-style-name="Standard" style:list-style-name="L1">
      <style:text-properties officeooo:rsid="0012ff0a" officeooo:paragraph-rsid="001a96c7"/>
    </style:style>
    <style:style style:name="P6" style:family="paragraph" style:parent-style-name="Standard" style:list-style-name="L1">
      <style:text-properties officeooo:rsid="001a96c7" officeooo:paragraph-rsid="001a96c7"/>
    </style:style>
    <style:style style:name="T1" style:family="text">
      <style:text-properties fo:font-weight="bold" officeooo:rsid="000437bf" style:font-weight-asian="bold" style:font-weight-complex="bold"/>
    </style:style>
    <style:style style:name="T2" style:family="text">
      <style:text-properties officeooo:rsid="000437bf"/>
    </style:style>
    <style:style style:name="T3" style:family="text">
      <style:text-properties officeooo:rsid="001a96c7"/>
    </style:style>
    <style:style style:name="T4" style:family="text">
      <style:text-properties officeooo:rsid="00078387"/>
    </style:style>
    <style:style style:name="T5" style:family="text">
      <style:text-properties fo:language="pt" fo:country="BR" officeooo:rsid="001a96c7"/>
    </style:style>
    <style:style style:name="T6" style:family="text">
      <style:text-properties fo:language="pt" fo:country="BR"/>
    </style:style>
    <style:style style:name="T7" style:family="text">
      <style:text-properties fo:language="pt" fo:country="BR" officeooo:rsid="000437bf"/>
    </style:style>
    <style:style style:name="T8" style:family="text">
      <style:text-properties fo:font-weight="bold" officeooo:rsid="000985a7" style:font-weight-asian="bold" style:font-weight-complex="bold"/>
    </style:style>
    <style:style style:name="T9" style:family="text">
      <style:text-properties fo:font-weight="normal" officeooo:rsid="001a96c7" style:font-weight-asian="normal" style:font-weight-complex="normal"/>
    </style:style>
    <style:style style:name="T10" style:family="text">
      <style:text-properties officeooo:rsid="0012ff0a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SO DE USO</text:span><text:span text:style-name="T2">: </text:span><text:span text:style-name="T3">Gerar Relatórios</text:span><text:span text:style-name="T2"><text:line-break/><text:line-break/></text:span><text:span text:style-name="T1">Interação</text:span><text:span text:style-name="T2">: </text:span><text:span text:style-name="T4">RH Senior</text:span><text:span text:style-name="T2"><text:line-break/><text:line-break/></text:span><text:span text:style-name="T1">Objetivo:</text:span><text:span text:style-name="T2"> </text:span><text:span text:style-name="T3">Criar um PDF com os dados: </text:span><text:span text:style-name="T5">Comunicados mais visualizados; </text:span><text:span text:style-name="T6">Quantidade de acessos por semana; Confirmaram leitura (somente críticos); </text:span><text:span text:style-name="T7">Temas mais frequentes no “Fale com o RH” (para virar FAQ).</text:span><text:span text:style-name="T2"><text:line-break/><text:line-break/></text:span><text:span text:style-name="T8">Caso de Uso Participante: </text:span><text:span text:style-name="T9">Criar PDF</text:span><text:span text:style-name="T2"><text:line-break/></text:span></text:p>
      <text:p text:style-name="P2">Fluxo Principal: </text:p>
      <text:p text:style-name="P3"/>
      <text:list text:style-name="L1">
        <text:list-item>
          <text:p text:style-name="P4"><text:span text:style-name="T2">O </text:span><text:span text:style-name="T4">RH Senior </text:span><text:span text:style-name="T3">abre</text:span><text:span text:style-name="T4"> a opção de Ger</text:span><text:span text:style-name="T3">ar Relatórios</text:span><text:span text:style-name="T10">.</text:span></text:p>
        </text:list-item>
        <text:list-item>
          <text:p text:style-name="P5">O Sistema exibe <text:span text:style-name="T3">um modal de confirmação para criar o relatório com as informações: </text:span><text:span text:style-name="T5">Comunicados mais visualizados; Quantidade de acessos por semana; Confirmaram leitura (somente críticos); </text:span><text:span text:style-name="T7">Temas mais frequentes no “Fale com o RH” (para virar FAQ).</text:span></text:p>
        </text:list-item>
        <text:list-item>
          <text:p text:style-name="P6">O RH Senior confirma o modal.</text:p>
        </text:list-item>
        <text:list-item>
          <text:p text:style-name="P6">O sistema exibe uma tela de carregamento enquanto cria o PDF</text:p>
        </text:list-item>
        <text:list-item>
          <text:p text:style-name="P6">O sistema notifica com um toast de sucesso quando finalizar e já baixa o relatório automaticament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WW8Num2z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WW8Num2z0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z0" loext:num-list-format="%3%." style:num-suffix="." style:num-format="i" text:display-levels="3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z0" loext:num-list-format="%5%)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z0" loext:num-list-format="%6%." style:num-suffix="." style:num-format="i" text:display-levels="3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z0" loext:num-list-format="%8%)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z0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1:28:27.434041600</meta:creation-date>
    <dc:date>2026-01-14T11:34:47.458718600</dc:date>
    <meta:editing-duration>PT6M20S</meta:editing-duration>
    <meta:editing-cycles>1</meta:editing-cycles>
    <meta:document-statistic meta:table-count="0" meta:image-count="0" meta:object-count="0" meta:page-count="1" meta:paragraph-count="7" meta:word-count="130" meta:character-count="792" meta:non-whitespace-character-count="669"/>
    <meta:generator>LibreOffice/25.2.7.2$Windows_X86_64 LibreOffice_project/5cbfd1ab6520636bb5f7b99185aa69bd7456825d</meta:generator>
  </office:meta>
</office:document-meta>
</file>